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6pt" officeooo:rsid="00205fe5" officeooo:paragraph-rsid="001daeb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officeooo:rsid="00205fe5" officeooo:paragraph-rsid="001daeb7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5pt" style:font-size-asian="15pt" style:font-size-complex="15pt"/>
    </style:style>
    <style:style style:name="T1" style:family="text">
      <style:text-properties officeooo:rsid="001f2cba"/>
    </style:style>
    <style:style style:name="T2" style:family="text">
      <style:text-properties style:text-position="super 58%" style:font-name="Arial1" fo:font-size="10pt" fo:language="en" fo:country="US" style:font-size-asian="10pt"/>
    </style:style>
    <style:style style:name="T3" style:family="text">
      <style:text-properties style:text-position="super 58%" style:font-name="Arial1" fo:language="en" fo:country="US"/>
    </style:style>
    <style:style style:name="T4" style:family="text">
      <style:text-properties style:text-position="super 58%" style:font-name="Arial1" fo:font-size="15pt" fo:language="en" fo:country="US" style:font-size-asian="15pt" style:font-size-complex="15pt"/>
    </style:style>
    <style:style style:name="T5" style:family="text">
      <style:text-properties style:text-position="super 58%" style:font-name="Times New Roman" fo:font-size="15pt" fo:language="en" fo:country="US" style:font-size-asian="15pt" style:font-size-complex="15pt"/>
    </style:style>
    <style:style style:name="T6" style:family="text">
      <style:text-properties style:text-position="super 58%" fo:language="en" fo:country="US"/>
    </style:style>
    <style:style style:name="T7" style:family="text">
      <style:text-properties style:font-name="Arial1"/>
    </style:style>
    <style:style style:name="T8" style:family="text">
      <style:text-properties style:font-name="Arial1" fo:font-size="10pt" fo:language="en" fo:country="US" style:font-size-asian="10pt"/>
    </style:style>
    <style:style style:name="T9" style:family="text">
      <style:text-properties style:font-name="Arial1" fo:font-size="10pt" style:font-size-asian="10pt"/>
    </style:style>
    <style:style style:name="T10" style:family="text">
      <style:text-properties style:font-name="Arial1" fo:language="en" fo:country="US"/>
    </style:style>
    <style:style style:name="T11" style:family="text">
      <style:text-properties style:font-name="Arial1" fo:font-size="15pt" fo:language="en" fo:country="US" style:font-size-asian="15pt" style:font-size-complex="15pt"/>
    </style:style>
    <style:style style:name="T12" style:family="text">
      <style:text-properties fo:language="en" fo:country="US"/>
    </style:style>
    <style:style style:name="T13" style:family="text">
      <style:text-properties style:font-name="Times New Roman" fo:font-size="15pt" fo:language="en" fo:country="US" style:font-size-asian="15pt" style:font-size-complex="15pt"/>
    </style:style>
    <style:style style:name="T14" style:family="text">
      <style:text-properties style:font-name="Times New Roman"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33</text:span><text:span text:style-name="T12"> O the depth of the riches and wisdom and knowledge of God! How unsearchable are his judgments and how inscrutable his ways!</text:span></text:p>
      <text:p text:style-name="P3"><text:span text:style-name="T12"><text:s/></text:span><text:span text:style-name="T6">34</text:span><text:span text:style-name="T12"> "For who has known the mind of the Lord? Or who has been his counselor?"</text:span></text:p>
      <text:p text:style-name="P3"><text:span text:style-name="T12"><text:s/></text:span><text:span text:style-name="T6">35</text:span><text:span text:style-name="T12"> "Or who has given a gift to him, to receive a gift in return?"</text:span></text:p>
      <text:p text:style-name="P1"><text:span text:style-name="T13"><text:s/></text:span><text:span text:style-name="T5">36</text:span><text:span text:style-name="T13"> For from him and through him and to him are all things. To him be the glory forever.</text:span><text:span text:style-name="T14"> Ame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3in" style:num-format="1" style:print-orientation="landscape" fo:margin-top="0.2402in" fo:margin-bottom="0.2402in" fo:margin-left="0.2402in" fo:margin-right="0.24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09:24:18.952000000</meta:creation-date>
    <meta:editing-duration>PT4M29S</meta:editing-duration>
    <meta:editing-cycles>4</meta:editing-cycles>
    <meta:generator>LibreOffice/6.4.4.2$Windows_X86_64 LibreOffice_project/3d775be2011f3886db32dfd395a6a6d1ca2630ff</meta:generator>
    <dc:title>VerseReference</dc:title>
    <dc:date>2020-07-28T09:28:48.908000000</dc:date>
    <meta:document-statistic meta:table-count="0" meta:image-count="0" meta:object-count="0" meta:page-count="1" meta:paragraph-count="4" meta:word-count="74" meta:character-count="362" meta:non-whitespace-character-count="289"/>
    <meta:template xlink:type="simple" xlink:actuate="onRequest" xlink:title="VerseReference" xlink:href="../../../AppData/Roaming/LibreOffice/4/user/template/VerseReference1.ott" meta:date="2020-07-28T09:24:18.413000000"/>
  </office:meta>
</office:document-meta>
</file>